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C000001B9BEE87904.png" manifest:media-type="image/png"/>
  <manifest:file-entry manifest:full-path="Pictures/1000000100000206000001E61C7EC240.png" manifest:media-type="image/png"/>
  <manifest:file-entry manifest:full-path="Pictures/1000000100000206000001E66247FC52.png" manifest:media-type="image/png"/>
  <manifest:file-entry manifest:full-path="Pictures/1000000100000206000001E65DEEC8C3.png" manifest:media-type="image/png"/>
  <manifest:file-entry manifest:full-path="Pictures/1000000100000241000001E42363B6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Quality and Safety for LLM Applic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Data Leakage</text:p>
          </draw:text-box>
        </draw:frame>
        <draw:frame draw:style-name="gr2" draw:text-style-name="P2" draw:layer="layout" svg:width="15.265cm" svg:height="12.805cm" svg:x="0.61cm" svg:y="2.435cm">
          <draw:image xlink:href="Pictures/1000000100000241000001E42363B6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oxicity</text:p>
          </draw:text-box>
        </draw:frame>
        <draw:frame draw:style-name="gr2" draw:text-style-name="P2" draw:layer="layout" svg:width="13.704cm" svg:height="12.858cm" svg:x="0.635cm" svg:y="2.54cm">
          <draw:image xlink:href="Pictures/1000000100000206000001E65DEEC8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fusal</text:p>
          </draw:text-box>
        </draw:frame>
        <draw:frame draw:style-name="gr2" draw:text-style-name="P2" draw:layer="layout" svg:width="13.704cm" svg:height="12.858cm" svg:x="0.901cm" svg:y="2.54cm">
          <draw:image xlink:href="Pictures/1000000100000206000001E66247FC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Prompt Injections</text:p>
          </draw:text-box>
        </draw:frame>
        <draw:frame draw:style-name="gr2" draw:text-style-name="P2" draw:layer="layout" svg:width="13.704cm" svg:height="12.858cm" svg:x="0.901cm" svg:y="2.382cm">
          <draw:image xlink:href="Pictures/1000000100000206000001E61C7EC2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ctive Monitoring</text:p>
          </draw:text-box>
        </draw:frame>
        <draw:frame draw:style-name="gr2" draw:text-style-name="P2" draw:layer="layout" svg:width="14.71cm" svg:height="11.667cm" svg:x="6.724cm" svg:y="2.08cm">
          <draw:image xlink:href="Pictures/100000010000022C000001B9BEE879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4:52:53.777189384</meta:creation-date>
    <meta:editing-duration>PT3H53M58S</meta:editing-duration>
    <meta:editing-cycles>4</meta:editing-cycles>
    <meta:generator>LibreOffice/24.2.7.2$Linux_X86_64 LibreOffice_project/420$Build-2</meta:generator>
    <dc:title>Blue Curve</dc:title>
    <dc:date>2025-08-27T09:47:35.790400897</dc:date>
    <meta:document-statistic meta:object-count="58"/>
  </office:meta>
</office:document-meta>
</file>